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fea" officeooo:paragraph-rsid="000a0f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3T12:56:44.547047017</meta:creation-date>
    <meta:generator>LibreOffice/7.5.6.2$Linux_X86_64 LibreOffice_project/50$Build-2</meta:generator>
    <dc:date>2026-03-03T13:20:16.224366373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